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100000157F5450BB599FD9BE3.png" manifest:media-type="image/png"/>
  <manifest:file-entry manifest:full-path="Pictures/100000000000013D000000574D0E90312AD17451.png" manifest:media-type="image/png"/>
  <manifest:file-entry manifest:full-path="Pictures/100000000000020A00000067B635F8CDFDD7AFDB.png" manifest:media-type="image/png"/>
  <manifest:file-entry manifest:full-path="Pictures/10000000000002FC0000011AD506BB443912557F.png" manifest:media-type="image/png"/>
  <manifest:file-entry manifest:full-path="Pictures/100000000000038E00000146E6E034E5DA6E07AC.png" manifest:media-type="image/png"/>
  <manifest:file-entry manifest:full-path="Pictures/10000000000001FE000000E0424D417B8B57C4D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ca901" officeooo:paragraph-rsid="000ca901"/>
    </style:style>
    <style:style style:name="P2" style:family="paragraph" style:parent-style-name="Standard">
      <style:text-properties officeooo:rsid="000ca901" officeooo:paragraph-rsid="000ca90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_14</text:p>
      <text:p text:style-name="P1"/>
      <text:p text:style-name="P1"><draw:frame draw:style-name="fr1" draw:name="Figura2" text:anchor-type="paragraph" svg:width="17cm" svg:height="6.385cm" draw:z-index="1"><draw:image xlink:href="Pictures/100000000000039100000157F5450BB599FD9BE3.png" xlink:type="simple" xlink:show="embed" xlink:actuate="onLoad"/></draw:frame></text:p>
      <text:p text:style-name="P1"/>
      <text:p text:style-name="P1"/>
      <text:p text:style-name="P1"><draw:frame draw:style-name="fr2" draw:name="Figura1" text:anchor-type="paragraph" svg:width="8.387cm" svg:height="2.302cm" draw:z-index="0"><draw:image xlink:href="Pictures/100000000000013D000000574D0E90312AD1745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draw:frame draw:style-name="fr1" draw:name="Figura3" text:anchor-type="paragraph" svg:width="17cm" svg:height="6.089cm" draw:z-index="2"><draw:image xlink:href="Pictures/100000000000038E00000146E6E034E5DA6E07AC.png" xlink:type="simple" xlink:show="embed" xlink:actuate="onLoad"/></draw:frame></text:p>
      <text:p text:style-name="P1"/>
      <text:p text:style-name="P1"><draw:frame draw:style-name="fr1" draw:name="Figura4" text:anchor-type="paragraph" svg:width="17cm" svg:height="6.274cm" draw:z-index="3"><draw:image xlink:href="Pictures/10000000000002FC0000011AD506BB443912557F.png" xlink:type="simple" xlink:show="embed" xlink:actuate="onLoad"/></draw:frame></text:p>
      <text:p text:style-name="P1"><text:soft-page-break/></text:p>
      <text:p text:style-name="P1"><draw:frame draw:style-name="fr2" draw:name="Figura5" text:anchor-type="paragraph" svg:width="13.811cm" svg:height="2.725cm" draw:z-index="4"><draw:image xlink:href="Pictures/100000000000020A00000067B635F8CDFDD7AFDB.png" xlink:type="simple" xlink:show="embed" xlink:actuate="onLoad"/></draw:frame></text:p>
      <text:p text:style-name="P1"/>
      <text:p text:style-name="P1"><draw:frame draw:style-name="fr2" draw:name="Figura6" text:anchor-type="paragraph" svg:width="13.494cm" svg:height="5.927cm" draw:z-index="5"><draw:image xlink:href="Pictures/10000000000001FE000000E0424D417B8B57C4D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14:39:49.012000000</meta:creation-date>
    <dc:date>2018-03-06T10:42:52.881000000</dc:date>
    <meta:editing-duration>PT2M27S</meta:editing-duration>
    <meta:editing-cycles>2</meta:editing-cycles>
    <meta:generator>LibreOffice/5.3.1.2$Windows_X86_64 LibreOffice_project/e80a0e0fd1875e1696614d24c32df0f95f03deb2</meta:generator>
    <meta:document-statistic meta:table-count="0" meta:image-count="6" meta:object-count="0" meta:page-count="2" meta:paragraph-count="1" meta:word-count="1" meta:character-count="8" meta:non-whitespace-character-count="8"/>
  </office:meta>
</office:document-meta>
</file>